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03:08:23.860845251</meta:creation-date>
    <meta:document-statistic meta:object-count="25"/>
    <meta:generator>LibreOffice/6.2.1.2$Linux_X86_64 LibreOffice_project/20$Build-2</meta:generator>
  </office:meta>
</office:document-meta>
</file>